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8BA00002C8D0CA6856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center" style:justify-single-word="false" style:writing-mode="lr-tb"/>
      <style:text-properties fo:font-size="16pt" fo:font-weight="bold" style:font-size-complex="16pt" style:font-weight-complex="bold"/>
    </style:style>
    <style:style style:name="P2" style:family="paragraph" style:parent-style-name="Standard" style:list-style-name="">
      <style:paragraph-properties fo:text-align="center" style:justify-single-word="false" style:writing-mode="lr-tb"/>
    </style:style>
    <style:style style:name="P3" style:family="paragraph" style:parent-style-name="Standard" style:list-style-name="" style:master-page-name="Standard">
      <style:paragraph-properties fo:text-align="center" style:justify-single-word="false" style:page-number="auto" style:writing-mode="lr-tb"/>
      <style:text-properties fo:font-size="20pt" fo:font-style="normal" fo:font-weight="normal" style:font-size-complex="20pt"/>
    </style:style>
    <style:style style:name="P4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margin-left="0cm" fo:margin-right="0cm" fo:text-indent="0cm" style:auto-text-indent="false" style:writing-mode="lr-tb">
        <style:tab-stops/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fo:font-size="12pt" fo:font-weight="normal" style:font-size-complex="12pt" style:font-weight-complex="normal"/>
    </style:style>
    <style:style style:name="P7" style:family="paragraph" style:parent-style-name="Standard" style:list-style-name="RTF_5f_Num_20_2">
      <style:paragraph-properties fo:margin-left="0cm" fo:margin-right="0cm" fo:text-indent="0cm" style:auto-text-indent="false" style:writing-mode="lr-tb">
        <style:tab-stops/>
      </style:paragraph-properties>
      <style:text-properties fo:font-size="12pt" fo:font-weight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ize-asian="12pt" style:font-weight-asian="bold" style:font-weight-complex="bold"/>
    </style:style>
    <style:style style:name="T3" style:family="text">
      <style:text-properties style:font-size-asian="12pt"/>
    </style:style>
    <style:style style:name="T4" style:family="text">
      <style:text-properties style:font-size-asian="12pt" style:font-weight-asian="normal"/>
    </style:style>
    <style:style style:name="T5" style:family="text">
      <style:text-properties style:font-weight-asian="normal"/>
    </style:style>
    <style:style style:name="T6" style:family="text">
      <style:text-properties fo:color="#0000ff" fo:font-weight="bold" style:font-size-asian="12pt" style:font-weight-asian="bold" style:font-weight-complex="bold"/>
    </style:style>
    <style:style style:name="T7" style:family="text">
      <style:text-properties fo:color="#0000ff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hulprojekt – Binäre Bäume – Teil 1</text:p>
      <text:p text:style-name="P2"/>
      <text:p text:style-name="P1">Funktionsumfang</text:p>
      <text:p text:style-name="P1"/>
      <text:list xml:id="list38537881" text:style-name="RTF_5f_Num_20_2">
        <text:list-header>
          <text:p text:style-name="P7"><draw:frame draw:style-name="fr1" draw:name="Grafik1" text:anchor-type="paragraph" svg:width="10.426cm" svg:height="11.405cm" draw:z-index="0"><draw:image xlink:href="Pictures/20000007000028BA00002C8D0CA68562.svm" xlink:type="simple" xlink:show="embed" xlink:actuate="onLoad"/></draw:frame><text:span text:style-name="T4"/></text:p>
        </text:list-header>
      </text:list>
      <text:p text:style-name="P6"><text:span text:style-name="T6">(1)</text:span><text:span text:style-name="T4"><text:tab/>Dies ist das Eingabefeld, in dem die Werte neuer Elemente angegeben werden können. Mit <text:tab/>der „ENTER“-Taste wird automatisch ein neues Element in den Baum eingefügt. Besteht <text:tab/>noch keine Wurzel, so wird diese angelegt. Andernfalls wird lediglich ein weiteres Element <text:tab/>erzeugt und hinzugefügt.</text:span></text:p>
      <text:p text:style-name="P4"><text:tab/>Gültige Werte sind lediglich Zahlenwerte im Bereich von MIN_INT_VALUE bis <text:tab/>MAX_INT_VALUE</text:p>
      <text:p text:style-name="P4"/>
      <text:p text:style-name="P4"><text:span text:style-name="T7">(2)</text:span><text:tab/>Dieser Button erzeugt eine neue Wurzel. Existiert bereits ein Baum, so wird der Nutzer <text:tab/>gefragt, ob der alte Baum gelöscht und ein neuer erstellt werden soll.</text:p>
      <text:p text:style-name="P4"><text:tab/></text:p>
      <text:list xml:id="list39147024" text:style-name="L1">
        <text:list-header>
          <text:p text:style-name="P5"><text:span text:style-name="T7">(3)</text:span><text:tab/>Dieser Button erstellt ein neues Element und fügt dieses in den bestehenden Baum ein. Es <text:tab/>muss erst eine Wurzel erstellt werden, bevor die Aktion des Buttons ausgeführt werden <text:tab/>kann.</text:p>
          <text:p text:style-name="P5"/>
          <text:p text:style-name="P5"><text:span text:style-name="T7">(4)</text:span><text:tab/>Dieser Button traversiert den bestehenden Baum in-order und gibt das Ergebnis im <text:tab/>Ausgabefeld (10) aus. Die Traversierung kann nur durchgeführt werden, wenn zumindest <text:tab/>eine Wurzel vorhanden ist.</text:p>
          <text:p text:style-name="P5"/>
          <text:p text:style-name="P5"><text:span text:style-name="T7">(5)</text:span><text:tab/>Dieser Button traversiert den bestehenden Baum pre-order und gibt das Ergebnis im <text:tab/>Ausgabefeld (10) aus. Die Traversierung kann nur durchgeführt werden, wenn zumindest <text:tab/>eine Wurzel vorhanden ist.</text:p>
        </text:list-header>
      </text:list>
      <text:p text:style-name="P4"/>
      <text:p text:style-name="P4"/>
      <text:list xml:id="list39189587" text:continue-numbering="true" text:style-name="L1">
        <text:list-header>
          <text:p text:style-name="P5"><text:soft-page-break/><text:span text:style-name="T7">(6)</text:span><text:tab/>Dieser Button traversiert den bestehenden Baum post-order und gibt das Ergebnis im <text:tab/>Ausgabefeld (10) aus. Die Traversierung kann nur durchgeführt werden, wenn <text:tab/>zumindest <text:tab/>eine Wurzel vorhanden ist.</text:p>
          <text:p text:style-name="P5"/>
          <text:list>
            <text:list-header>
              <text:p text:style-name="P5"><text:span text:style-name="T7">(7)</text:span><text:tab/>Über diese Auswahlbox kann in-time die Sprache des Programms geändert werden.</text:p>
            </text:list-header>
          </text:list>
          <text:p text:style-name="P5"/>
          <text:p text:style-name="P5"><text:span text:style-name="T7">(8)</text:span><text:tab/>Die Infobox zeigt in grüner Schrift die letzte Aktion des Benutzers an. Konnte eine <text:tab/>Aktion des Benutzers nicht erfolgreich durchgeführt werden oder wenn ein Fehler <text:tab/>aufgetreten ist, so wird dies in roter Schrift in diesem Feld dem Nutzer mitgeteilt.</text:p>
          <text:p text:style-name="P5"/>
          <text:p text:style-name="P5"><text:span text:style-name="T7">(9)</text:span><text:tab/>Mit diesem Button kann der Inhalt des Ausgabefeldes (10) gelöscht werden.</text:p>
          <text:p text:style-name="P5"/>
          <text:p text:style-name="P5"><text:span text:style-name="T7">(10)</text:span><text:tab/>Dies ist das Ausgabefeld für die Traversierungen.</text:p>
          <text:p text:style-name="P5"/>
          <text:p text:style-name="P5"><text:span text:style-name="T7">(11)</text:span><text:tab/>Dieser Button löscht den aktuellen Baum und beendet das Programm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TF_5f_Num_20_2_20_1" style:display-name="RTF_Num 2 1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prefix="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omas Gattinger</meta:initial-creator>
    <meta:creation-date>2010-10-25T18:58:46.48</meta:creation-date>
    <meta:document-statistic meta:table-count="0" meta:image-count="1" meta:object-count="0" meta:page-count="2" meta:paragraph-count="15" meta:word-count="287" meta:character-count="1916"/>
    <dc:date>2010-10-25T19:07:24.33</dc:date>
    <dc:creator>Thomas Gattinger</dc:creator>
    <meta:editing-duration>PT00H08M37S</meta:editing-duration>
    <meta:editing-cycles>1</meta:editing-cycles>
    <meta:generator>OpenOffice.org/3.1$Win32 OpenOffice.org_project/310m19$Build-9420</meta:generator>
  </office:meta>
</office:document-meta>
</file>